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min</mi>
            <mrow>
              <mrow>
                <mover>
                  <mo stretchy="false">∑</mo>
                  <mi>r</mi>
                </mover>
                <msub>
                  <mi>v</mi>
                  <mi mathvariant="italic">irrev</mi>
                </msub>
              </mrow>
              <mo stretchy="false">⋅</mo>
              <msub>
                <mi>w</mi>
                <mi>r</mi>
              </msub>
            </mrow>
          </mrow>
        </mtd>
      </mtr>
      <mtr>
        <mtd>
          <mrow>
            <mtext>      </mtext>
            <mi>s</mi>
            <mi>.</mi>
            <mi>t</mi>
            <mi>.</mi>
            <mtext>  </mtext>
            <mi mathvariant="italic">max</mi>
            <mrow>
              <msub>
                <mi>v</mi>
                <mi mathvariant="italic">biomass</mi>
              </msub>
              <mo stretchy="false">=</mo>
              <msub>
                <mi>v</mi>
                <mrow>
                  <mi mathvariant="italic">biomass</mi>
                  <mi>,</mi>
                  <mi mathvariant="italic">lb</mi>
                </mrow>
              </msub>
            </mrow>
          </mrow>
        </mtd>
      </mtr>
      <mtr>
        <mtd>
          <mrow>
            <mtext>               </mtext>
            <mrow>
              <mrow>
                <msub>
                  <mi>S</mi>
                  <mi mathvariant="italic">irrev</mi>
                </msub>
                <mo stretchy="false">⋅</mo>
                <msub>
                  <mi>v</mi>
                  <mi mathvariant="italic">irrev</mi>
                </msub>
              </mrow>
              <mo stretchy="false">=</mo>
              <mn>0</mn>
            </mrow>
          </mrow>
        </mtd>
      </mtr>
      <mtr>
        <mtd>
          <mrow>
            <mtext>               </mtext>
            <mrow>
              <mn>0</mn>
              <mo stretchy="false">≤</mo>
              <mrow>
                <msub>
                  <mi>v</mi>
                  <mi mathvariant="italic">irrev</mi>
                </msub>
                <mo stretchy="false">⋅</mo>
                <msub>
                  <mi>w</mi>
                  <mi>r</mi>
                </msub>
              </mrow>
              <mo stretchy="false">≤</mo>
              <mrow>
                <msub>
                  <mi>v</mi>
                  <mi mathvariant="italic">max</mi>
                </msub>
                <mo stretchy="false">⋅</mo>
                <msub>
                  <mi>w</mi>
                  <mi>r</mi>
                </msub>
              </mrow>
            </mrow>
          </mrow>
        </mtd>
      </mtr>
    </mtable>
    <annotation encoding="StarMath 5.0">alignl stack{ min sum to{r} v_{irrev} cdot w_{r} # "      " s.t. "  " max v_{biomass} = v_{biomass, lb} # "               " S_{irrev} cdot v_{irrev} = 0 # "               " 0 &lt;= v_{irrev} cdot w_{r} &lt;= v_{max} cdot w_{r} } 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3:28:45.549138232</meta:creation-date>
    <dc:date>2019-05-06T11:07:57.326815667</dc:date>
    <meta:editing-duration>PT16M57S</meta:editing-duration>
    <meta:editing-cycles>7</meta:editing-cycles>
    <meta:generator>LibreOffice/6.0.7.3$Linux_X86_64 LibreOffice_project/00m0$Build-3</meta:generator>
  </office:meta>
</office:document-meta>
</file>